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6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683cm" svg:height="1.397cm" svg:x="8.366cm" svg:y="3.286cm">
          <text:p text:style-name="P1"><text:span text:style-name="T1">proj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08cm" svg:y1="8.938cm" svg:x2="10.207cm" svg:y2="4.683cm" draw:start-shape="id1" draw:start-glue-point="7" draw:end-shape="id2" draw:end-glue-point="6" svg:d="m6080 8938h4127v-4255">
          <text:p/>
        </draw:connector>
        <draw:custom-shape draw:style-name="gr3" draw:text-style-name="P2" xml:id="id4" draw:id="id4" draw:layer="layout" svg:width="4.826cm" svg:height="1.397cm" svg:x="2.143cm" svg:y="5.699cm">
          <text:p text:style-name="P1"><text:span text:style-name="T1">GPS (spherica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4.826cm" svg:height="1.397cm" svg:x="2.316cm" svg:y="3.286cm">
          <text:p text:style-name="P1"><text:span text:style-name="T1">A posteriori estimate</text:span><text:span text:style-name="T1"><text:line-break/></text:span><text:span text:style-name="T1">(spherical</text:span><text:span text:style-name="T1">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6" draw:id="id6" draw:layer="layout" svg:width="4.826cm" svg:height="1.397cm" svg:x="13.446cm" svg:y="3.286cm">
          <text:p text:style-name="P1"><text:span text:style-name="T1">GPS (plana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" draw:id="id1" draw:layer="layout" svg:width="3.683cm" svg:height="1.397cm" svg:x="2.397cm" svg:y="8.239cm">
          <text:p text:style-name="P1"><text:span text:style-name="T1">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3.683cm" svg:height="1.397cm" svg:x="19.542cm" svg:y="3.286cm">
          <text:p text:style-name="P1"><text:span text:style-name="T1">Estim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4.826cm" svg:height="1.397cm" svg:x="24.749cm" svg:y="3.286cm">
          <text:p text:style-name="P1"><text:span text:style-name="T1">A posteriori estimate</text:span><text:span text:style-name="T1"><text:line-break/></text:span><text:span text:style-name="T1">(plana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9" draw:id="id9" draw:layer="layout" svg:width="3.683cm" svg:height="1.397cm" svg:x="31.48cm" svg:y="3.286cm">
          <text:p text:style-name="P1"><text:span text:style-name="T1">re-proj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179cm" svg:height="0.645cm" svg:x="6.461cm" svg:y="8.864cm">
          <draw:text-box>
            <text:p><text:span text:style-name="T1">init</text:span></text:p>
          </draw:text-box>
        </draw:frame>
        <draw:custom-shape draw:style-name="gr3" draw:text-style-name="P2" xml:id="id5" draw:id="id5" draw:layer="layout" svg:width="4.826cm" svg:height="1.397cm" svg:x="13.446cm" svg:y="8.239cm">
          <text:p text:style-name="P1"><text:span text:style-name="T1">(0,0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6.651cm" svg:y1="3.985cm" svg:x2="8.366cm" svg:y2="3.985cm" draw:start-shape="id3" draw:start-glue-point="9" draw:end-shape="id2" draw:end-glue-point="5" svg:d="m6651 3985h1715">
          <text:p/>
        </draw:connector>
        <draw:connector draw:style-name="gr2" draw:text-style-name="P1" draw:layer="layout" svg:x1="6.478cm" svg:y1="6.398cm" svg:x2="8.366cm" svg:y2="3.985cm" draw:start-shape="id4" draw:start-glue-point="9" draw:end-shape="id2" draw:end-glue-point="5" svg:d="m6478 6398h1190v-2413h698">
          <text:p/>
        </draw:connector>
        <draw:connector draw:style-name="gr2" draw:text-style-name="P1" draw:layer="layout" svg:x1="6.08cm" svg:y1="8.938cm" svg:x2="13.928cm" svg:y2="8.938cm" draw:start-shape="id1" draw:start-glue-point="7" draw:end-shape="id5" draw:end-glue-point="6" svg:d="m6080 8938h7848">
          <text:p/>
        </draw:connector>
        <draw:connector draw:style-name="gr2" draw:text-style-name="P1" draw:layer="layout" svg:x1="12.049cm" svg:y1="3.984cm" svg:x2="13.928cm" svg:y2="3.985cm" draw:start-shape="id2" draw:end-shape="id6" draw:end-glue-point="6" svg:d="m12049 3984h699v1h1180">
          <text:p/>
        </draw:connector>
        <draw:connector draw:style-name="gr2" draw:text-style-name="P1" draw:layer="layout" svg:x1="17.781cm" svg:y1="3.985cm" svg:x2="19.542cm" svg:y2="3.985cm" draw:start-shape="id6" draw:start-glue-point="9" draw:end-shape="id7" draw:end-glue-point="5" svg:d="m17781 3985h1761">
          <text:p/>
        </draw:connector>
        <draw:connector draw:style-name="gr2" draw:text-style-name="P1" draw:layer="layout" svg:x1="17.781cm" svg:y1="8.938cm" svg:x2="19.542cm" svg:y2="3.985cm" draw:start-shape="id5" draw:start-glue-point="9" draw:end-shape="id7" draw:end-glue-point="5" svg:d="m17781 8938h1126v-4953h635">
          <text:p/>
        </draw:connector>
        <draw:connector draw:style-name="gr2" draw:text-style-name="P1" draw:layer="layout" svg:x1="23.225cm" svg:y1="3.985cm" svg:x2="25.231cm" svg:y2="3.985cm" draw:start-shape="id7" draw:start-glue-point="7" draw:end-shape="id8" draw:end-glue-point="6" svg:d="m23225 3985h2006">
          <text:p/>
        </draw:connector>
        <draw:connector draw:style-name="gr2" draw:text-style-name="P1" draw:layer="layout" svg:x1="29.084cm" svg:y1="3.985cm" svg:x2="31.48cm" svg:y2="3.985cm" draw:start-shape="id8" draw:start-glue-point="9" draw:end-shape="id9" draw:end-glue-point="5" svg:d="m29084 3985h2396">
          <text:p/>
        </draw:connector>
        <draw:connector draw:style-name="gr2" draw:text-style-name="P1" draw:layer="layout" draw:line-skew="1.252cm" svg:x1="27.162cm" svg:y1="4.683cm" svg:x2="21.383cm" svg:y2="4.683cm" draw:start-shape="id8" draw:start-glue-point="8" draw:end-shape="id7" draw:end-glue-point="6" svg:d="m27162 4683v1778h-5779v-1778">
          <text:p/>
        </draw:connector>
        <draw:frame draw:style-name="gr4" draw:text-style-name="P3" draw:layer="layout" svg:width="3.842cm" svg:height="0.645cm" svg:x="21.316cm" svg:y="6.451cm">
          <draw:text-box>
            <text:p><text:span text:style-name="T1">Until new initialization</text:span></text:p>
          </draw:text-box>
        </draw:frame>
        <draw:frame draw:style-name="gr4" draw:text-style-name="P3" draw:layer="layout" svg:width="4.464cm" svg:height="1.039cm" svg:x="19.288cm" svg:y="2.247cm">
          <draw:text-box>
            <text:p><text:span text:style-name="T1">performs predication step</text:span><text:span text:style-name="T1"><text:line-break/></text:span><text:span text:style-name="T1">inbetween gps signals</text:span></text:p>
          </draw:text-box>
        </draw:frame>
        <draw:connector draw:style-name="gr2" draw:text-style-name="P1" draw:layer="layout" draw:line-skew="-0.997cm" svg:x1="33.321cm" svg:y1="3.286cm" svg:x2="4.729cm" svg:y2="3.286cm" draw:start-shape="id9" draw:start-glue-point="4" draw:end-shape="id3" draw:end-glue-point="5" svg:d="m33321 3286v-1524h-28592v1524">
          <text:p/>
        </draw:connector>
        <draw:frame draw:style-name="gr4" draw:text-style-name="P3" draw:layer="layout" svg:width="3.66cm" svg:height="1.039cm" svg:x="8.389cm" svg:y="2.143cm">
          <draw:text-box>
            <text:p><text:span text:style-name="T1">on init: use current</text:span></text:p>
            <text:p><text:span text:style-name="T1">a posteriori estim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bler</meta:initial-creator>
    <meta:creation-date>2012-04-18T14:25:49</meta:creation-date>
    <dc:date>2012-06-25T16:45:44</dc:date>
    <dc:creator>Thomas Gubler</dc:creator>
    <meta:editing-duration>PT1H41M13S</meta:editing-duration>
    <meta:editing-cycles>30</meta:editing-cycles>
    <meta:generator>LibreOffice/3.5$Linux_X86_64 LibreOffice_project/350m1$Build-2</meta:generator>
    <meta:document-statistic meta:object-count="24"/>
  </office:meta>
</office:document-meta>
</file>